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co3" style:family="table-column">
      <style:table-column-properties fo:break-before="auto" style:column-width="1.6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Midterm 1 Score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Coffey</text:p>
          </table:table-cell>
          <table:table-cell office:value-type="string" calcext:value-type="string">
            <text:p>gcoffey@poets.whittier.edu</text:p>
          </table:table-cell>
          <table:table-cell table:formula="of:=18/25"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Sophie</text:p>
          </table:table-cell>
          <table:table-cell office:value-type="string" calcext:value-type="string">
            <text:p>Frizzell</text:p>
          </table:table-cell>
          <table:table-cell office:value-type="string" calcext:value-type="string">
            <text:p>sfrizzel@poets.whittier.edu</text:p>
          </table:table-cell>
          <table:table-cell table:formula="of:=19/25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denberg</text:p>
          </table:table-cell>
          <table:table-cell office:value-type="string" calcext:value-type="string">
            <text:p>mgoldenb@poets.whittier.edu</text:p>
          </table:table-cell>
          <table:table-cell table:formula="of:=17/25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Max</text:p>
          </table:table-cell>
          <table:table-cell office:value-type="string" calcext:value-type="string">
            <text:p>Golubev</text:p>
          </table:table-cell>
          <table:table-cell office:value-type="string" calcext:value-type="string">
            <text:p>mgolubev@poets.whittier.edu</text:p>
          </table:table-cell>
          <table:table-cell table:formula="of:=23/25" office:value-type="float" office:value="0.92" calcext:value-type="float">
            <text:p>0.92</text:p>
          </table:table-cell>
        </table:table-row>
        <table:table-row table:style-name="ro1">
          <table:table-cell office:value-type="string" calcext:value-type="string">
            <text:p>Loren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lgrey@poets.whittier.edu</text:p>
          </table:table-cell>
          <table:table-cell table:formula="of:=20.5/25"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he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Hermosillo</text:p>
          </table:table-cell>
          <table:table-cell office:value-type="string" calcext:value-type="string">
            <text:p>ihermosi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Joscelyn</text:p>
          </table:table-cell>
          <table:table-cell office:value-type="string" calcext:value-type="string">
            <text:p>Hernandez</text:p>
          </table:table-cell>
          <table:table-cell office:value-type="string" calcext:value-type="string">
            <text:p>jherna19@poets.whittier.edu</text:p>
          </table:table-cell>
          <table:table-cell table:formula="of:=17/25" office:value-type="float" office:value="0.68" calcext:value-type="float">
            <text:p>0.68</text:p>
          </table:table-cell>
        </table:table-row>
        <table:table-row table:style-name="ro1">
          <table:table-cell office:value-type="string" calcext:value-type="string">
            <text:p>Kamarina</text:p>
          </table:table-cell>
          <table:table-cell office:value-type="string" calcext:value-type="string">
            <text:p>Hewett</text:p>
          </table:table-cell>
          <table:table-cell office:value-type="string" calcext:value-type="string">
            <text:p>khewett@poets.whittier.edu</text:p>
          </table:table-cell>
          <table:table-cell table:formula="of:=25/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ana</text:p>
          </table:table-cell>
          <table:table-cell office:value-type="string" calcext:value-type="string">
            <text:p>Jaramillo</text:p>
          </table:table-cell>
          <table:table-cell office:value-type="string" calcext:value-type="string">
            <text:p>sjaramil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Talar</text:p>
          </table:table-cell>
          <table:table-cell office:value-type="string" calcext:value-type="string">
            <text:p>Kenderian</text:p>
          </table:table-cell>
          <table:table-cell office:value-type="string" calcext:value-type="string">
            <text:p>tkenderi@poets.whittier.edu</text:p>
          </table:table-cell>
          <table:table-cell table:formula="of:=21/25"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Aman</text:p>
          </table:table-cell>
          <table:table-cell office:value-type="string" calcext:value-type="string">
            <text:p>Kumpawat</text:p>
          </table:table-cell>
          <table:table-cell office:value-type="string" calcext:value-type="string">
            <text:p>akumpawa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Dylan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dleach@poets.whittier.edu</text:p>
          </table:table-cell>
          <table:table-cell table:formula="of:=20/25"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Arnau</text:p>
          </table:table-cell>
          <table:table-cell office:value-type="string" calcext:value-type="string">
            <text:p>Llorens Clavell</text:p>
          </table:table-cell>
          <table:table-cell office:value-type="string" calcext:value-type="string">
            <text:p>allorens@poets.whittier.edu</text:p>
          </table:table-cell>
          <table:table-cell table:formula="of:=23.5/25" office:value-type="float" office:value="0.94" calcext:value-type="float">
            <text:p>0.94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Lozano</text:p>
          </table:table-cell>
          <table:table-cell office:value-type="string" calcext:value-type="string">
            <text:p>blozano@poets.whittier.edu</text:p>
          </table:table-cell>
          <table:table-cell table:formula="of:=22.5/25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sabella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ilugo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Oswen</text:p>
          </table:table-cell>
          <table:table-cell office:value-type="string" calcext:value-type="string">
            <text:p>Martinez</text:p>
          </table:table-cell>
          <table:table-cell office:value-type="string" calcext:value-type="string">
            <text:p>omartine@poets.whittier.edu</text:p>
          </table:table-cell>
          <table:table-cell table:formula="of:=18.5/25" office:value-type="float" office:value="0.74" calcext:value-type="float">
            <text:p>0.74</text:p>
          </table:table-cell>
        </table:table-row>
        <table:table-row table:style-name="ro1">
          <table:table-cell office:value-type="string" calcext:value-type="string">
            <text:p>Palmer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ppatel1@poets.whittier.edu</text:p>
          </table:table-cell>
          <table:table-cell table:formula="of:=25/2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Saw</text:p>
          </table:table-cell>
          <table:table-cell office:value-type="string" calcext:value-type="string">
            <text:p>jsaw@poets.whittier.edu</text:p>
          </table:table-cell>
          <table:table-cell table:formula="of:=22/25"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Shrijan</text:p>
          </table:table-cell>
          <table:table-cell office:value-type="string" calcext:value-type="string">
            <text:p>Shrestha</text:p>
          </table:table-cell>
          <table:table-cell office:value-type="string" calcext:value-type="string">
            <text:p>sshresth@poets.whittier.edu</text:p>
          </table:table-cell>
          <table:table-cell table:formula="of:=24/25"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Stapleton</text:p>
          </table:table-cell>
          <table:table-cell office:value-type="string" calcext:value-type="string">
            <text:p>wstaplet@poets.whittier.edu</text:p>
          </table:table-cell>
          <table:table-cell table:formula="of:=19/25"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Almas</text:p>
          </table:table-cell>
          <table:table-cell office:value-type="string" calcext:value-type="string">
            <text:p>Waseem</text:p>
          </table:table-cell>
          <table:table-cell office:value-type="string" calcext:value-type="string">
            <text:p>awaseem@poets.whittier.edu</text:p>
          </table:table-cell>
          <table:table-cell table:formula="of:=21.5/25" office:value-type="float" office:value="0.86" calcext:value-type="float">
            <text:p>0.8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Jordan Hanson</meta:initial-creator>
    <meta:creation-date>2022-10-21T15:12:12</meta:creation-date>
    <dc:date>2022-10-24T12:38:40.387569498</dc:date>
    <meta:editing-duration>PT46M56S</meta:editing-duration>
    <meta:editing-cycles>9</meta:editing-cycles>
    <meta:document-statistic meta:table-count="1" meta:cell-count="92" meta:object-count="0"/>
  </office:meta>
</office:document-meta>
</file>